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line-through-style="solid" style:text-line-through-type="single"/>
    </style:style>
    <style:style style:name="T1" style:family="text">
      <style:text-properties style:text-line-through-style="solid" style:text-line-through-type="single"/>
    </style:style>
    <style:style style:name="T2" style:family="text">
      <style:text-properties officeooo:rsid="001ddc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rom the hills, the beetle flew in a single straight line. Its wings folded in a blur of effort. One could imagine it thick brow furrowed in concentration, as it focused on maintaining a constant course over the sandy ground. But leap off of the bare rocks you stand on, and sail towards the beetle, and you can see small figures on top of it. <text:span text:style-name="T1">[the shiny shell of the beetle became a ballast of lighter gas, than air,] </text:span>This is the first indication that this is not a beetle. Drawing closer still, the legs becomes scaffolding of bamboo<text:span text:style-name="T1">, and landing struts. </text:span>the wings become propellers, and finally, the clouds of gas emmitted from behind confirm that this is a machine, not an insect. Although I will forgive you for thinking so.</text:p>
      <text:p text:style-name="P1"/>
      <text:p text:style-name="P1">and, to be precise, if you want to know, the smoke was comprised of mostly carbon monoxide, carbon dioxide, soot, dinalthar-monoxide and other toxic additives. But that needn't concern us yet.</text:p>
      <text:p text:style-name="Text_20_body"><text:span text:style-name="T1">right where the beetles head should have been, stood a hero. not our hero, but a hero none the less.</text:span> Cutting a defiant and masculine pose, his dark eyes scanning the horizon, a figure stood where the beetles head would have been. His name was Ayto. He was the captain and commander of this craft. And, he was a hero. He had survived numerous struggles with pirates and bandits, had been ambushed on the narrow and shady streets of Azari by local gangs, and had served in the front lines of the yitanic combined forces, during the <text:span text:style-name="T2">V</text:span>yryn wars, way out east. He had earned every one of the scars he proudly wore. Ayto was an Ornothean, a descendant of the ancient men who used to to live in Yitan. Their skin had blackened with the sun, their limbs had grown longer and thinner, and their hair tighter and curlier. Ayto, as well as his kinsmen, would have borne a great resemblance to the humans in the islands far to the south of Yitan. But they were as similar as sheep and goats, for thousands of years of solar radiation induced mutation, harsh natural selection, and magical tampering had resulted in a genetically distinct hominid species. But even a human would have noticed that Ayto was different in some way. He walked with an easy grace. Every move came deliberately, with an economy or effort. He commanded the actions of the crew with a natural skill. His gaze was as sharp as his jaw was square, his words were clear and crisp, but never overly harsh. He was handsome, but not overly so, as age and a harsh life had taken their toll. He did not seem to walk. Only to proceed with dignity and strength to his destination. Those who knew him, would say he was kind to strangers, aloof with his friends, and defiant to his enemies. A good hero for any story.</text:p>
      <text:p text:style-name="Text_20_body">He was pleased, this day. With both himself, and his aircraft. He had recently refitted it with new p1/a58 engines, with dual compressors. 1300cc. They purred like a cat. And his helmsman, a short squat fellow who he had know for a long time, knew how to stroke cats. They had been making good time across the desert, and would make Aestobar in the next few days. He was also happy with himself. He had managed to twist a few arms and call on a couple favours from old friends to get his hands on an entire shipment of kletzer silk. The kletzer spider produced a special silk for it's nest to hatch it's young in. It did so only once every five years, and mostly within caves burrowed into rock. Their nests were remote, difficult to approach, and a maternally enraged kletzer would be more than capable of wiping out a squad of trained mercenaries. It was hard and dangerous work, but the silk was of astounding quality. The first shipment of the season commanded a huge sum, and Ayto had that shipment, bound for the great city of Aestobar. Although he was already privately wealthy, he planned on setting his sights outside of Yitan. <text:span text:style-name="T2">He needed supplies and manpower for </text:span>Exploring and expanding her boundaries into the jungles of the north, the Seas of the south, continuing the annexation of the <text:soft-page-break/>Vyryns mountains fortresses in the east, and the lonely canyons of the west, was his goal. He planned on bringing the greatest glories anyone had ever brought to the nation of Yitan. The mysteries outside its borders were his next great adventures. <text:span text:style-name="T2">He was a born Hero. But not our hero. </text:span></text:p>
      <text:p text:style-name="Text_20_body"/>
      <text:p text:style-name="Text_20_body">So Ayto was having a good day. Ready and willing to take whatever was coming his way. His demeanor was imperturbable, <text:span text:style-name="T2">and his crew were in good spirits, aware that this next shipment would bring a good price. The desert was entering the wet season</text:span> <text:span text:style-name="T2">and the wind was cool with moisture. Even if they encountered sky pirates now and were looted, the Aestobar navy could hunt them down this close to the city. Everything was as he wanted it, and was running satisfactorily. So Ayto decided to do a quick inspection. was making the rounds on one of the lower decks, checking up on his crew, one of the crate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0:49:04.626000000</meta:creation-date>
    <dc:date>2018-02-25T11:06:51.470000000</dc:date>
    <meta:editing-duration>PT11M17S</meta:editing-duration>
    <meta:editing-cycles>3</meta:editing-cycles>
    <meta:generator>LibreOffice/6.0.1.1$Windows_X86_64 LibreOffice_project/60bfb1526849283ce2491346ed2aa51c465abfe6</meta:generator>
    <meta:document-statistic meta:table-count="0" meta:image-count="0" meta:object-count="0" meta:page-count="2" meta:paragraph-count="5" meta:word-count="883" meta:character-count="4877" meta:non-whitespace-character-count="3997"/>
  </office:meta>
</office:document-meta>
</file>